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ick Ostrander</text:p>
      <text:p text:style-name="Preformatted_20_Text">From Wikipedia, the free encyclopedia</text:p>
      <text:p text:style-name="Preformatted_20_Text">https://en.wikipedia.org/wiki/Rick_Ostrand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Rick Ostrander</text:p>
      <text:p text:style-name="Preformatted_20_Text"><text:s text:c="4"/>• Richard Ostrander, known as Rick Ostrander, is an American historian and higher education leader.</text:p>
      <text:p text:style-name="Preformatted_20_Text"><text:s text:c="4"/>• He serves as Vice President for Research &amp; Scholarship at the Council for Christian Colleges and Universities.</text:p>
      <text:p text:style-name="Preformatted_20_Text">Richard Ostrander, known as Rick Ostrander, is an American historian and higher education leader. He serves as Vice President for Research &amp; Scholarship at the Council for Christian Colleges and Universities. <text:s/></text:p>
      <text:p text:style-name="Preformatted_20_Text">Career</text:p>
      <text:p text:style-name="Preformatted_20_Text"><text:s text:c="4"/>• After earning a PhD in history from the University of Notre Dame under the direction of George Marsden, Ostrander taught at Taylor University in Fort Wayne, Indiana, and Grand Canyon University in Phoenix, Arizona.</text:p>
      <text:p text:style-name="Preformatted_20_Text"><text:s text:c="4"/>• In 1997, Ostrander became an assistant professor of history at John Brown University.</text:p>
      <text:p text:style-name="Preformatted_20_Text"><text:s text:c="4"/>• In September 2002, he became the dean of undergraduate studies at John Brown University.</text:p>
      <text:p text:style-name="Preformatted_20_Text">After earning a PhD in history from the University of Notre Dame under the direction of George Marsden, Ostrander taught at Taylor University in Fort Wayne, Indiana, and Grand Canyon University in Phoenix, Arizona. In 1997, Ostrander became an assistant professor of history at John Brown University. In September 2002, he became the dean of undergraduate studies at John Brown University. In 2004, he was selected as a Fulbright Scholar to teach in Germany. From 2009 to 2015, he served as provost at Cornerstone University. Ostrander became Vice President for Academic Affairs &amp; Professional Programs at the Council for Christian Colleges and Universities (CCCU) in 2015.</text:p>
      <text:p text:style-name="Preformatted_20_Text">Education</text:p>
      <text:p text:style-name="Preformatted_20_Text"><text:s text:c="4"/>• University of Notre Dame (1992)</text:p>
      <text:p text:style-name="Preformatted_20_Text"><text:s text:c="4"/>• University of Michigan (1990)</text:p>
      <text:p text:style-name="Preformatted_20_Text"><text:s text:c="4"/>• Ph.D University of Notre Dame (1996)</text:p>
      <text:p text:style-name="Preformatted_20_Text">B.A. Moody Bible Institute (1987)</text:p>
      <text:p text:style-name="Preformatted_20_Text">B.A. University of Michigan (1990)</text:p>
      <text:p text:style-name="Preformatted_20_Text">M.A. University of Notre Dame (1992)</text:p>
      <text:p text:style-name="Preformatted_20_Text">Ph.D University of Notre Dame (1996)</text:p>
      <text:p text:style-name="Preformatted_20_Text">Publications</text:p>
      <text:p text:style-name="Preformatted_20_Text"><text:s text:c="4"/>• Why College Matters to God: An Introduction to the Christian College, Abilene, Texas: Abilene Christian University Press, 2009.</text:p>
      <text:p text:style-name="Preformatted_20_Text"><text:soft-page-break/><text:s text:c="4"/>• American Evangelicalism : George Marsden and the State of American Religious History, Notre Dame, Indiana: University of Notre Dame Press, 2014.</text:p>
      <text:p text:style-name="Preformatted_20_Text"><text:s text:c="4"/>• Head, Heart, Hand: John Brown University and Evangelical Higher Education, Fayetteville, Arkansas: University of Arkansas Press, 2003.</text:p>
      <text:p text:style-name="Preformatted_20_Text">Author</text:p>
      <text:p text:style-name="Preformatted_20_Text">The Life of Prayer in a World of Science: Protestants, Prayer, and American Culture, 1870-1930, New York City: Oxford University Press, 2000. .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ISBN 978-0-19513-610-4.</text:p>
      <text:p text:style-name="Preformatted_20_Text">Head, Heart, Hand: John Brown University and Evangelical Higher Education, Fayetteville, Arkansas: University of Arkansas Press, 2003. ISBN 978-1-55728-761-8.</text:p>
      <text:p text:style-name="Preformatted_20_Text">Why College Matters to God: An Introduction to the Christian College, Abilene, Texas: Abilene Christian University Press, 2009. ISBN 978-0-89112-535-8.</text:p>
      <text:p text:style-name="Preformatted_20_Text">Why College Matters to God, Revised Edition: An Introduction to the Christian College, Abilene, Texas: Abilene Christian University Press, 2012. ISBN 978-0-89112-323-1.</text:p>
      <text:p text:style-name="Preformatted_20_Text">Contributor</text:p>
      <text:p text:style-name="Preformatted_20_Text">Searching for Spirituality in Higher Education, New York City: Peter Lang Publishing, 2007. ISBN 978-0-8204-8159-3.</text:p>
      <text:p text:style-name="Preformatted_20_Text">American Evangelicalism : George Marsden and the State of American Religious History, Notre Dame, Indiana: University of Notre Dame Press, 2014. ISBN 9780268038427.</text:p>
      <text:p text:style-name="Preformatted_20_Text">Personal life</text:p>
      <text:p text:style-name="Preformatted_20_Text"><text:s text:c="4"/>• Rick is married to Lonnie.</text:p>
      <text:p text:style-name="Preformatted_20_Text">Rick is married to Lonnie. They have four children.</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538" meta:character-count="5266" meta:non-whitespace-character-count="4716"/>
    <meta:generator>LibreOffice/6.0.7.3$Linux_X86_64 LibreOffice_project/00m0$Build-3</meta:generator>
  </office:meta>
</office:document-meta>
</file>